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1e63" officeooo:paragraph-rsid="000b1e63"/>
    </style:style>
    <style:style style:name="P2" style:family="paragraph" style:parent-style-name="Standard">
      <style:text-properties fo:font-weight="bold" officeooo:rsid="000b1e63" officeooo:paragraph-rsid="000b1e63" style:font-weight-asian="bold" style:font-weight-complex="bold"/>
    </style:style>
    <style:style style:name="P3" style:family="paragraph" style:parent-style-name="Standard">
      <style:text-properties fo:font-weight="bold" officeooo:rsid="000b9f73" officeooo:paragraph-rsid="000b9f73" style:font-weight-asian="bold"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ef Use Case Descriptions:</text:p>
      <text:p text:style-name="P1"/>
      <text:p text:style-name="P2">Selecting a board: <text:span text:style-name="T1">The user will be able to select between two boards: simple and complex. <text:s/>Both boards will be set up using the “Set up a game” use case requirements. If the user choose the simple board, then nothing changes from the original requirements. If the user chooses to use the complex board, then special requirements are required to add diagonal road blocks on the map that when hit by a robot piece sends the robot on a 90 degree angle. </text:span></text:p>
      <text:p text:style-name="P2"><text:span text:style-name="T1"/></text:p>
      <text:p text:style-name="P2">Creating the computer players: <text:span text:style-name="T1">The user will have the ability to play with 3 other users, or to fill out missing users with computer players. The computer players must be designed in a way to make the game competitive such that when they are choosing a distance to a target square they choose the shortest distance and not just a random path. </text:span></text:p>
      <text:p text:style-name="P2"><text:span text:style-name="T1"/></text:p>
      <text:p text:style-name="P3">Moving between each players turn: <text:span text:style-name="T1">As the game is being played, it should be evident by the observer whose turn it is, and which path they choose to move the robot. There should be an evident display of whos turn it is and there should be sufficient delay between each move that it is clear which path has been chosen. If the user plays against 3 computer players, each of the selected paths must be as clear as when playing against 3 users. </text:span></text:p>
      <text:p text:style-name="P3"><text:span text:style-name="T1"/></text:p>
      <text:p text:style-name="P3">Deciding who plays first: <text:span text:style-name="T1">If the user decides to play against all computer players, it may be sufficient that the user always has the first move. However, if playing against all user players, the player who makes the first move should be randomly selected. </text:span></text:p>
      <text:p text:style-name="P3"/>
      <text:p text:style-name="P3">Creating/Selecting target squares: <text:span text:style-name="T1">There should be sufficient target squares created that the game has a minimum amount of turns. Each round begins with the selection of a target square which should be done randomly and once there is no more of a certain target square on the board, there should no longer be a possibility of selecting that target square at the beginning of the rou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8:59:38.065863763</meta:creation-date>
    <dc:date>2020-02-10T19:17:06.744782648</dc:date>
    <meta:editing-duration>PT6M38S</meta:editing-duration>
    <meta:editing-cycles>1</meta:editing-cycles>
    <meta:document-statistic meta:table-count="0" meta:image-count="0" meta:object-count="0" meta:page-count="1" meta:paragraph-count="6" meta:word-count="341" meta:character-count="1906" meta:non-whitespace-character-count="1565"/>
    <meta:generator>LibreOffice/6.0.7.3$Linux_X86_64 LibreOffice_project/00m0$Build-3</meta:generator>
  </office:meta>
</office:document-meta>
</file>